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èque 7€ordre du trésor publique</text:p>
      <text:p text:style-name="Standard">Photocopie carte identité</text:p>
      <text:p text:style-name="Standard">Photocopie attestation de recens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ui Non</meta:initial-creator>
    <meta:creation-date>2017-11-07T08:38:42.58</meta:creation-date>
    <meta:document-statistic meta:table-count="0" meta:image-count="0" meta:object-count="0" meta:page-count="1" meta:paragraph-count="3" meta:word-count="12" meta:character-count="95"/>
    <dc:date>2017-11-07T09:06:43.48</dc:date>
    <dc:creator>Oui Non</dc:creator>
    <meta:editing-duration>PT28M5S</meta:editing-duration>
    <meta:editing-cycles>1</meta:editing-cycles>
    <meta:generator>OpenOffice/4.1.3$Win32 OpenOffice.org_project/413m1$Build-9783</meta:generator>
  </office:meta>
</office:document-meta>
</file>